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3.839cm" fo:min-width="24.032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5.465cm" fo:min-width="9.636cm" loext:decorative="false"/>
    </style:style>
    <style:style style:name="gr4" style:family="graphic" style:parent-style-name="standard">
      <style:graphic-properties svg:stroke-color="#000000" draw:fill="gradient" draw:fill-color="#ffffff" draw:fill-gradient-name="Gradient_20_115" draw:textarea-horizontal-align="justify" draw:textarea-vertical-align="middle" draw:auto-grow-height="false" fo:min-height="0.289cm" fo:min-width="9.636cm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5.465cm" fo:min-width="9.66cm" loext:decorative="false"/>
    </style:style>
    <style:style style:name="gr6" style:family="graphic" style:parent-style-name="standard">
      <style:graphic-properties svg:stroke-color="#000000" draw:fill="gradient" draw:fill-color="#ffffff" draw:fill-gradient-name="Gradient_20_115" draw:textarea-horizontal-align="justify" draw:textarea-vertical-align="middle" draw:auto-grow-height="false" fo:min-height="0.289cm" fo:min-width="9.66cm" loext:decorative="false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1.656cm" fo:min-width="2.866cm" loext:decorative="false"/>
    </style:style>
    <style:style style:name="gr8" style:family="graphic" style:parent-style-name="standard">
      <style:graphic-properties svg:stroke-color="#000000" draw:fill="gradient" draw:fill-color="#ffffff" draw:fill-gradient-name="Gradient_20_115" draw:textarea-horizontal-align="justify" draw:textarea-vertical-align="middle" draw:auto-grow-height="false" fo:min-height="0.289cm" fo:min-width="2.866cm" loext:decorative="false"/>
      <style:paragraph-properties style:writing-mode="lr-tb"/>
    </style:style>
    <style:style style:name="gr9" style:family="graphic" style:parent-style-name="standard">
      <style:graphic-properties svg:stroke-color="#000000" draw:fill="gradient" draw:fill-color="#ffffff" draw:fill-gradient-name="Gradient_20_115" draw:textarea-horizontal-align="justify" draw:textarea-vertical-align="middle" draw:auto-grow-height="false" fo:min-height="0.151cm" fo:min-width="2.866cm" loext:decorative="false"/>
      <style:paragraph-properties style:writing-mode="lr-tb"/>
    </style:style>
    <style:style style:name="gr10" style:family="graphic" style:parent-style-name="standard">
      <style:graphic-properties svg:stroke-color="#000000" draw:fill="gradient" draw:fill-color="#ffffff" draw:fill-gradient-name="Gradient_20_123" draw:textarea-horizontal-align="justify" draw:textarea-vertical-align="middle" draw:auto-grow-height="false" fo:min-height="0.151cm" fo:min-width="2.866cm" loext:decorative="false"/>
      <style:paragraph-properties style:writing-mode="lr-tb"/>
    </style:style>
    <style:style style:name="gr11" style:family="graphic" style:parent-style-name="standard">
      <style:graphic-properties svg:stroke-color="#000000" draw:fill="gradient" draw:fill-color="#ffffff" draw:fill-gradient-name="Gradient_20_123" draw:textarea-horizontal-align="justify" draw:textarea-vertical-align="middle" draw:auto-grow-height="false" fo:min-height="0.15cm" fo:min-width="2.866cm" loext:decorative="false"/>
      <style:paragraph-properties style:writing-mode="lr-tb"/>
    </style:style>
    <style:style style:name="gr12" style:family="graphic" style:parent-style-name="standard">
      <style:graphic-properties svg:stroke-color="#000000" draw:fill="gradient" draw:fill-color="#b4c7dc" draw:fill-gradient-name="Gradient_20_118" draw:textarea-horizontal-align="justify" draw:textarea-vertical-align="middle" draw:auto-grow-height="false" fo:min-height="5.665cm" fo:min-width="20.017cm" loext:decorative="false"/>
    </style:style>
    <style:style style:name="gr13" style:family="graphic" style:parent-style-name="standard" style:list-style-name="L1">
      <style:graphic-properties svg:stroke-color="#000000" draw:fill="gradient" draw:fill-color="#ffffff" draw:fill-gradient-name="Gradient_20_115" draw:textarea-horizontal-align="justify" draw:textarea-vertical-align="middle" draw:auto-grow-height="false" fo:min-height="0.281cm" fo:min-width="20.017cm" loext:decorative="false"/>
      <style:paragraph-properties style:writing-mode="lr-tb"/>
    </style:style>
    <style:style style:name="gr14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52cm" fo:min-width="23.558cm" loext:decorative="false"/>
    </style:style>
    <style:style style:name="gr15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52cm" fo:min-width="23.553cm" loext:decorative="false"/>
    </style:style>
    <style:style style:name="gr16" style:family="graphic">
      <style:graphic-properties style:protect="size" loext:decorative="false"/>
    </style:style>
    <style:style style:name="gr17" style:family="graphic" style:parent-style-name="standard">
      <style:graphic-properties svg:stroke-color="#000000" draw:fill="gradient" draw:fill-color="#ffffff" draw:fill-gradient-name="Gradient_20_115" draw:textarea-horizontal-align="justify" draw:textarea-vertical-align="middle" draw:auto-grow-height="false" fo:min-height="0.385cm" fo:min-width="14.105cm" loext:decorative="false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4.195cm" fo:min-width="3.945cm" loext:decorative="false"/>
    </style:style>
    <style:style style:name="gr19" style:family="graphic" style:parent-style-name="standard">
      <style:graphic-properties svg:stroke-color="#000000" draw:fill="gradient" draw:fill-color="#ffffff" draw:fill-gradient-name="Gradient_20_115" draw:textarea-horizontal-align="justify" draw:textarea-vertical-align="middle" draw:auto-grow-height="false" fo:min-height="0.385cm" fo:min-width="3.945cm" loext:decorative="false"/>
      <style:paragraph-properties style:writing-mode="lr-tb"/>
    </style:style>
    <style:style style:name="gr20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385cm" fo:min-width="14.105cm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start"/>
      <style:text-properties fo:font-size="9pt"/>
    </style:style>
    <style:style style:name="P3" style:family="paragraph">
      <loext:graphic-properties draw:fill="gradient" draw:fill-color="#ffffff" draw:fill-gradient-name="Gradient_20_115"/>
      <style:paragraph-properties fo:text-align="start"/>
      <style:text-properties style:font-name="Segoe UI" fo:font-size="9pt" style:font-size-asian="13pt" style:font-size-complex="13pt"/>
    </style:style>
    <style:style style:name="P4" style:family="paragraph">
      <style:paragraph-properties fo:text-align="start"/>
      <style:text-properties fo:font-size="9pt" style:font-size-asian="9pt" style:font-size-complex="9pt"/>
    </style:style>
    <style:style style:name="P5" style:family="paragraph">
      <loext:graphic-properties draw:fill="gradient" draw:fill-color="#ffffff" draw:fill-gradient-name="Gradient_20_115"/>
      <style:paragraph-properties fo:text-align="start"/>
      <style:text-properties style:font-name="Segoe UI" fo:font-size="9pt" style:font-size-asian="9pt" style:font-size-complex="9pt"/>
    </style:style>
    <style:style style:name="P6" style:family="paragraph">
      <loext:graphic-properties draw:fill="gradient" draw:fill-color="#ffffff" draw:fill-gradient-name="Gradient_20_115"/>
      <style:paragraph-properties fo:text-align="center"/>
      <style:text-properties style:font-name="Segoe UI" fo:font-size="9pt" style:font-size-asian="9pt" style:font-size-complex="9pt"/>
    </style:style>
    <style:style style:name="P7" style:family="paragraph">
      <style:paragraph-properties fo:text-align="start"/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>
      <loext:graphic-properties draw:fill="gradient" draw:fill-color="#ffffff" draw:fill-gradient-name="Gradient_20_115"/>
      <style:paragraph-properties fo:text-align="start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P9" style:family="paragraph">
      <loext:graphic-properties draw:fill="gradient" draw:fill-color="#ffffff" draw:fill-gradient-name="Gradient_20_123"/>
      <style:paragraph-properties fo:text-align="start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P10" style:family="paragraph">
      <loext:graphic-properties draw:fill="gradient" draw:fill-color="#b4c7dc" draw:fill-gradient-name="Gradient_20_118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Segoe UI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gradient" draw:fill-color="#ffffff" draw:fill-gradient-name="Gradient_20_115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Segoe UI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eeeeee"/>
      <style:paragraph-properties fo:text-align="center"/>
    </style:style>
    <style:style style:name="P14" style:family="paragraph">
      <loext:graphic-properties draw:fill-color="#ffffff"/>
    </style:style>
    <style:style style:name="P15" style:family="paragraph">
      <loext:graphic-properties draw:fill="gradient" draw:fill-color="#ffffff" draw:fill-gradient-name="Gradient_20_115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gradient" draw:fill-color="#ffffff" draw:fill-gradient-name="Gradient_20_115"/>
      <style:paragraph-properties fo:text-align="center"/>
      <style:text-properties style:font-name="Segoe UI" fo:font-size="13pt" style:font-size-asian="13pt" style:font-size-complex="13pt"/>
    </style:style>
    <style:style style:name="T1" style:family="text">
      <style:text-properties style:font-name="Segoe UI" style:font-size-asian="13pt" style:font-size-complex="13pt"/>
    </style:style>
    <style:style style:name="T2" style:family="text">
      <style:text-properties style:font-name="Segoe UI" fo:font-size="9pt" style:font-size-asian="9pt" style:font-size-complex="9pt"/>
    </style:style>
    <style:style style:name="T3" style:family="text"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Segoe UI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4.532cm" svg:height="14.089cm" svg:x="2.113cm" svg:y="0.893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" draw:text-style-name="P1" draw:layer="layout" svg:width="10.136cm" svg:height="5.715cm" svg:x="16.245cm" svg:y="1.90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0.136cm" svg:height="0.539cm" svg:x="16.245cm" svg:y="1.905cm">
            <text:p text:style-name="P2"><text:span text:style-name="T1">Track 3</text:span></text:p>
            <draw:enhanced-geometry svg:viewBox="0 0 21600 21600" draw:type="rectangle" draw:enhanced-path="M 0 0 L 21600 0 21600 21600 0 21600 0 0 Z N"/>
          </draw:custom-shape>
        </draw:g>
        <draw:g draw:style-name="gr2">
          <draw:custom-shape draw:style-name="gr5" draw:text-style-name="P1" draw:layer="layout" svg:width="10.16cm" svg:height="5.715cm" svg:x="5.95cm" svg:y="1.90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0.16cm" svg:height="0.539cm" svg:x="5.95cm" svg:y="1.905cm">
            <text:p text:style-name="P4"><text:span text:style-name="T2">Track 2</text:span></text:p>
            <draw:enhanced-geometry svg:viewBox="0 0 21600 21600" draw:type="rectangle" draw:enhanced-path="M 0 0 L 21600 0 21600 21600 0 21600 0 0 Z N"/>
          </draw:custom-shape>
        </draw:g>
        <draw:g draw:style-name="gr2">
          <draw:custom-shape draw:style-name="gr7" draw:text-style-name="P1" draw:layer="layout" svg:width="3.366cm" svg:height="11.906cm" svg:x="2.349cm" svg:y="1.90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3.366cm" svg:height="0.539cm" svg:x="2.349cm" svg:y="1.905cm">
            <text:p text:style-name="P4"><text:span text:style-name="T2">Modules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3.366cm" svg:height="0.401cm" svg:x="2.349cm" svg:y="2.842cm">
            <text:p text:style-name="P7"><text:span text:style-name="T3">Sourc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3.366cm" svg:height="0.401cm" svg:x="2.349cm" svg:y="2.842cm">
            <text:p text:style-name="P7"><text:span text:style-name="T3">Binarie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3.366cm" svg:height="0.4cm" svg:x="2.349cm" svg:y="3.572cm">
            <text:p text:style-name="P7"><text:span text:style-name="T3">Librarie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3.366cm" svg:height="0.4cm" svg:x="2.349cm" svg:y="5.972cm">
            <text:p text:style-name="P7"><text:span text:style-name="T3">Other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3.366cm" svg:height="0.4cm" svg:x="2.349cm" svg:y="4.372cm">
            <text:p text:style-name="P7"><text:span text:style-name="T3">Loadable Object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3.366cm" svg:height="0.4cm" svg:x="2.349cm" svg:y="5.172cm">
            <text:p text:style-name="P7"><text:span text:style-name="T3">Headers</text:span></text:p>
            <draw:enhanced-geometry svg:viewBox="0 0 21600 21600" draw:type="rectangle" draw:enhanced-path="M 0 0 L 21600 0 21600 21600 0 21600 0 0 Z N"/>
          </draw:custom-shape>
        </draw:g>
        <draw:g draw:style-name="gr2">
          <draw:custom-shape draw:style-name="gr12" draw:text-style-name="P10" draw:layer="layout" svg:width="20.517cm" svg:height="5.915cm" svg:x="5.919cm" svg:y="7.90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2" draw:layer="layout" svg:width="20.517cm" svg:height="0.531cm" svg:x="5.919cm" svg:y="7.904cm">
            <text:p text:style-name="P11"><text:span text:style-name="T2">Messages</text:span></text:p>
            <draw:enhanced-geometry svg:viewBox="0 0 21600 21600" draw:type="rectangle" draw:enhanced-path="M 0 0 L 21600 0 21600 21600 0 21600 0 0 Z N"/>
          </draw:custom-shape>
        </draw:g>
        <draw:custom-shape draw:style-name="gr14" draw:text-style-name="P13" draw:layer="layout" svg:width="24.058cm" svg:height="0.77cm" svg:x="2.329cm" svg:y="0.97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24.053cm" svg:height="0.77cm" svg:x="2.371cm" svg:y="14.0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6" draw:layer="layout" svg:width="18.624cm" svg:height="10.476cm" svg:x="1.482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7" draw:text-style-name="P15" draw:layer="layout" svg:width="14.605cm" svg:height="0.635cm" svg:x="5.08cm" svg:y="2.5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4.605cm" svg:height="0.635cm" svg:x="5.08cm" svg:y="2.54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18" draw:text-style-name="P1" draw:layer="layout" svg:width="4.445cm" svg:height="4.445cm" svg:x="14.605cm" svg:y="6.3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7" draw:layer="layout" svg:width="4.445cm" svg:height="0.635cm" svg:x="14.605cm" svg:y="6.35cm">
            <text:p text:style-name="P16"><text:span text:style-name="T4">Window</text:span></text:p>
            <draw:enhanced-geometry svg:viewBox="0 0 21600 21600" draw:type="rectangle" draw:enhanced-path="M 0 0 L 21600 0 21600 21600 0 21600 0 0 Z N"/>
          </draw:custom-shape>
        </draw:g>
        <draw:custom-shape draw:style-name="gr20" draw:text-style-name="P13" draw:layer="layout" svg:width="14.605cm" svg:height="0.635cm" svg:x="5.08cm" svg:y="4.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4.605cm" svg:height="0.635cm" svg:x="5.08cm" svg:y="4.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6" draw:layer="layout" svg:width="18.624cm" svg:height="10.476cm" svg:x="1.482cm" svg:y="2.123cm" draw:page-number="2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15" draw:display-name="Gradient 115" draw:style="linear" draw:start-color="#999999" draw:end-color="#eeeeee" draw:start-intensity="100%" draw:end-intensity="100%" draw:angle="0deg" draw:border="0%">
      <loext:gradient-stop svg:offset="0" loext:color-type="rgb" loext:color-value="#999999"/>
      <loext:gradient-stop svg:offset="1" loext:color-type="rgb" loext:color-value="#eeeeee"/>
    </draw:gradient>
    <draw:gradient draw:name="Gradient_20_118" draw:display-name="Gradient 118" draw:style="linear" draw:start-color="#5983b0" draw:end-color="#3465a4" draw:start-intensity="100%" draw:end-intensity="100%" draw:angle="0deg" draw:border="0%">
      <loext:gradient-stop svg:offset="0" loext:color-type="rgb" loext:color-value="#5983b0"/>
      <loext:gradient-stop svg:offset="1" loext:color-type="rgb" loext:color-value="#3465a4"/>
    </draw:gradient>
    <draw:gradient draw:name="Gradient_20_119" draw:display-name="Gradient 119" draw:style="linear" draw:start-color="#cccccc" draw:end-color="#eeeeee" draw:start-intensity="100%" draw:end-intensity="100%" draw:angle="0deg" draw:border="0%">
      <loext:gradient-stop svg:offset="0" loext:color-type="rgb" loext:color-value="#cccccc"/>
      <loext:gradient-stop svg:offset="1" loext:color-type="rgb" loext:color-value="#eeeeee"/>
    </draw:gradient>
    <draw:gradient draw:name="Gradient_20_120" draw:display-name="Gradient 120" draw:style="linear" draw:start-color="#dee6ef" draw:end-color="#eeeeee" draw:start-intensity="100%" draw:end-intensity="100%" draw:angle="0deg" draw:border="0%">
      <loext:gradient-stop svg:offset="0" loext:color-type="rgb" loext:color-value="#dee6ef"/>
      <loext:gradient-stop svg:offset="1" loext:color-type="rgb" loext:color-value="#eeeeee"/>
    </draw:gradient>
    <draw:gradient draw:name="Gradient_20_121" draw:display-name="Gradient 121" draw:style="linear" draw:start-color="#dee6ef" draw:end-color="#729fcf" draw:start-intensity="100%" draw:end-intensity="100%" draw:angle="0deg" draw:border="0%">
      <loext:gradient-stop svg:offset="0" loext:color-type="rgb" loext:color-value="#dee6ef"/>
      <loext:gradient-stop svg:offset="1" loext:color-type="rgb" loext:color-value="#729fcf"/>
    </draw:gradient>
    <draw:gradient draw:name="Gradient_20_122" draw:display-name="Gradient 122" draw:style="axial" draw:start-color="#729fcf" draw:end-color="#729fcf" draw:start-intensity="100%" draw:end-intensity="100%" draw:angle="0deg" draw:border="0%">
      <loext:gradient-stop svg:offset="1" loext:color-type="rgb" loext:color-value="#729fcf"/>
    </draw:gradient>
    <draw:gradient draw:name="Gradient_20_123" draw:display-name="Gradient 123" draw:style="linear" draw:start-color="#729fcf" draw:end-color="#dee6ef" draw:start-intensity="100%" draw:end-intensity="100%" draw:angle="0deg" draw:border="0%">
      <loext:gradient-stop svg:offset="0" loext:color-type="rgb" loext:color-value="#729fcf"/>
      <loext:gradient-stop svg:offset="1" loext:color-type="rgb" loext:color-value="#dee6ef"/>
    </draw:gradient>
    <draw:gradient draw:name="Gradient_20_124" draw:display-name="Gradient 124" draw:style="linear" draw:start-color="#729fcf" draw:end-color="#eeeeee" draw:start-intensity="100%" draw:end-intensity="100%" draw:angle="0deg" draw:border="0%">
      <loext:gradient-stop svg:offset="0" loext:color-type="rgb" loext:color-value="#729fcf"/>
      <loext:gradient-stop svg:offset="1" loext:color-type="rgb" loext:color-value="#eeeeee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29T14:49:01.020000000</meta:creation-date>
    <dc:title>My Empty</dc:title>
    <meta:editing-duration>PT1H9M30S</meta:editing-duration>
    <meta:editing-cycles>3</meta:editing-cycles>
    <meta:generator>LibreOffice/7.6.2.1$Windows_X86_64 LibreOffice_project/56f7684011345957bbf33a7ee678afaf4d2ba333</meta:generator>
    <dc:date>2023-11-29T15:58:31.477000000</dc:date>
    <meta:document-statistic meta:object-count="53"/>
  </office:meta>
</office:document-meta>
</file>